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0.778cm"/>
    </style:style>
    <style:style style:name="co5" style:family="table-column">
      <style:table-column-properties fo:break-before="auto" style:column-width="2.635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2.8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7"/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16:59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])" office:value-type="float" office:value="5">
            <text:p>5,0000000</text:p>
          </table:table-cell>
          <table:table-cell/>
          <table:table-cell office:value-type="string">
            <text:p>Lat=50,4771811</text:p>
          </table:table-cell>
          <table:table-cell office:value-type="string">
            <text:p>Long=7,7411556</text:p>
          </table:table-cell>
        </table:table-row>
        <table:table-row table:style-name="ro2">
          <table:table-cell office:value-type="string">
            <text:p>16:59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])" office:value-type="float" office:value="4">
            <text:p>4,0000000</text:p>
          </table:table-cell>
          <table:table-cell/>
          <table:table-cell office:value-type="string">
            <text:p>Lat=50,4771839</text:p>
          </table:table-cell>
          <table:table-cell office:value-type="string">
            <text:p>Long=7,7411283</text:p>
          </table:table-cell>
        </table:table-row>
        <table:table-row table:style-name="ro2">
          <table:table-cell office:value-type="string">
            <text:p>16:59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])" office:value-type="float" office:value="5">
            <text:p>5,0000000</text:p>
          </table:table-cell>
          <table:table-cell/>
          <table:table-cell office:value-type="string">
            <text:p>Lat=50,4771892</text:p>
          </table:table-cell>
          <table:table-cell office:value-type="string">
            <text:p>Long=7,7411036</text:p>
          </table:table-cell>
        </table:table-row>
        <table:table-row table:style-name="ro2">
          <table:table-cell office:value-type="string">
            <text:p>16:59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])" office:value-type="float" office:value="5">
            <text:p>5,0000000</text:p>
          </table:table-cell>
          <table:table-cell/>
          <table:table-cell office:value-type="string">
            <text:p>Lat=50,4771957</text:p>
          </table:table-cell>
          <table:table-cell office:value-type="string">
            <text:p>Long=7,7410805</text:p>
          </table:table-cell>
        </table:table-row>
        <table:table-row table:style-name="ro2">
          <table:table-cell office:value-type="string">
            <text:p>16:59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])" office:value-type="float" office:value="4">
            <text:p>4,0000000</text:p>
          </table:table-cell>
          <table:table-cell/>
          <table:table-cell office:value-type="string">
            <text:p>Lat=50,4771776</text:p>
          </table:table-cell>
          <table:table-cell office:value-type="string">
            <text:p>Long=7,7410778</text:p>
          </table:table-cell>
        </table:table-row>
        <table:table-row table:style-name="ro2">
          <table:table-cell office:value-type="string">
            <text:p>16:59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])" office:value-type="float" office:value="4">
            <text:p>4,0000000</text:p>
          </table:table-cell>
          <table:table-cell/>
          <table:table-cell office:value-type="string">
            <text:p>Lat=50,4771656</text:p>
          </table:table-cell>
          <table:table-cell office:value-type="string">
            <text:p>Long=7,7410615</text:p>
          </table:table-cell>
        </table:table-row>
        <table:table-row table:style-name="ro2">
          <table:table-cell office:value-type="string">
            <text:p>16:59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])" office:value-type="float" office:value="5">
            <text:p>5,0000000</text:p>
          </table:table-cell>
          <table:table-cell/>
          <table:table-cell office:value-type="string">
            <text:p>Lat=50,4771648</text:p>
          </table:table-cell>
          <table:table-cell office:value-type="string">
            <text:p>Long=7,7410567</text:p>
          </table:table-cell>
        </table:table-row>
        <table:table-row table:style-name="ro2">
          <table:table-cell office:value-type="string">
            <text:p>16:59:1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])" office:value-type="float" office:value="4">
            <text:p>4,0000000</text:p>
          </table:table-cell>
          <table:table-cell/>
          <table:table-cell office:value-type="string">
            <text:p>Lat=50,4771506</text:p>
          </table:table-cell>
          <table:table-cell office:value-type="string">
            <text:p>Long=7,7410564</text:p>
          </table:table-cell>
        </table:table-row>
        <table:table-row table:style-name="ro2">
          <table:table-cell office:value-type="string">
            <text:p>16:59:1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])" office:value-type="float" office:value="3.9">
            <text:p>3,9000000</text:p>
          </table:table-cell>
          <table:table-cell/>
          <table:table-cell office:value-type="string">
            <text:p>Lat=50,4771284</text:p>
          </table:table-cell>
          <table:table-cell office:value-type="string">
            <text:p>Long=7,7410477</text:p>
          </table:table-cell>
        </table:table-row>
        <table:table-row table:style-name="ro2">
          <table:table-cell office:value-type="string">
            <text:p>16:59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])" office:value-type="float" office:value="5">
            <text:p>5,0000000</text:p>
          </table:table-cell>
          <table:table-cell/>
          <table:table-cell office:value-type="string">
            <text:p>Lat=50,4771225</text:p>
          </table:table-cell>
          <table:table-cell office:value-type="string">
            <text:p>Long=7,7410346</text:p>
          </table:table-cell>
        </table:table-row>
        <table:table-row table:style-name="ro2">
          <table:table-cell office:value-type="string">
            <text:p>16:59:1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])" office:value-type="float" office:value="4">
            <text:p>4,0000000</text:p>
          </table:table-cell>
          <table:table-cell/>
          <table:table-cell office:value-type="string">
            <text:p>Lat=50,4771132</text:p>
          </table:table-cell>
          <table:table-cell office:value-type="string">
            <text:p>Long=7,741024</text:p>
          </table:table-cell>
        </table:table-row>
        <table:table-row table:style-name="ro2">
          <table:table-cell office:value-type="string">
            <text:p>16:59:1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3])" office:value-type="float" office:value="4">
            <text:p>4,0000000</text:p>
          </table:table-cell>
          <table:table-cell/>
          <table:table-cell office:value-type="string">
            <text:p>Lat=50,4771044</text:p>
          </table:table-cell>
          <table:table-cell office:value-type="string">
            <text:p>Long=7,7410115</text:p>
          </table:table-cell>
        </table:table-row>
        <table:table-row table:style-name="ro2">
          <table:table-cell office:value-type="string">
            <text:p>16:59:1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4])" office:value-type="float" office:value="3.9">
            <text:p>3,9000000</text:p>
          </table:table-cell>
          <table:table-cell/>
          <table:table-cell office:value-type="string">
            <text:p>Lat=50,4770958</text:p>
          </table:table-cell>
          <table:table-cell office:value-type="string">
            <text:p>Long=7,7409982</text:p>
          </table:table-cell>
        </table:table-row>
        <table:table-row table:style-name="ro2">
          <table:table-cell office:value-type="string">
            <text:p>16:59:1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5])" office:value-type="float" office:value="3.9">
            <text:p>3,9000000</text:p>
          </table:table-cell>
          <table:table-cell/>
          <table:table-cell office:value-type="string">
            <text:p>Lat=50,4770885</text:p>
          </table:table-cell>
          <table:table-cell office:value-type="string">
            <text:p>Long=7,7409848</text:p>
          </table:table-cell>
        </table:table-row>
        <table:table-row table:style-name="ro2">
          <table:table-cell office:value-type="string">
            <text:p>16:59:1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6])" office:value-type="float" office:value="3.9">
            <text:p>3,9000000</text:p>
          </table:table-cell>
          <table:table-cell/>
          <table:table-cell office:value-type="string">
            <text:p>Lat=50,4770813</text:p>
          </table:table-cell>
          <table:table-cell office:value-type="string">
            <text:p>Long=7,7409708</text:p>
          </table:table-cell>
        </table:table-row>
        <table:table-row table:style-name="ro2">
          <table:table-cell office:value-type="string">
            <text:p>16:59:2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7])" office:value-type="float" office:value="3.9">
            <text:p>3,9000000</text:p>
          </table:table-cell>
          <table:table-cell/>
          <table:table-cell office:value-type="string">
            <text:p>Lat=50,4770744</text:p>
          </table:table-cell>
          <table:table-cell office:value-type="string">
            <text:p>Long=7,7409567</text:p>
          </table:table-cell>
        </table:table-row>
        <table:table-row table:style-name="ro2">
          <table:table-cell office:value-type="string">
            <text:p>16:59:2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8])" office:value-type="float" office:value="3.9">
            <text:p>3,9000000</text:p>
          </table:table-cell>
          <table:table-cell/>
          <table:table-cell office:value-type="string">
            <text:p>Lat=50,4770671</text:p>
          </table:table-cell>
          <table:table-cell office:value-type="string">
            <text:p>Long=7,7409437</text:p>
          </table:table-cell>
        </table:table-row>
        <table:table-row table:style-name="ro2">
          <table:table-cell office:value-type="string">
            <text:p>16:59:2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9])" office:value-type="float" office:value="3.9">
            <text:p>3,9000000</text:p>
          </table:table-cell>
          <table:table-cell/>
          <table:table-cell office:value-type="string">
            <text:p>Lat=50,4770596</text:p>
          </table:table-cell>
          <table:table-cell office:value-type="string">
            <text:p>Long=7,7409303</text:p>
          </table:table-cell>
        </table:table-row>
        <table:table-row table:style-name="ro2">
          <table:table-cell office:value-type="string">
            <text:p>16:59:2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0])" office:value-type="float" office:value="3.9">
            <text:p>3,9000000</text:p>
          </table:table-cell>
          <table:table-cell/>
          <table:table-cell office:value-type="string">
            <text:p>Lat=50,4770518</text:p>
          </table:table-cell>
          <table:table-cell office:value-type="string">
            <text:p>Long=7,7409172</text:p>
          </table:table-cell>
        </table:table-row>
        <table:table-row table:style-name="ro2">
          <table:table-cell office:value-type="string">
            <text:p>16:59:2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1])" office:value-type="float" office:value="3.9">
            <text:p>3,9000000</text:p>
          </table:table-cell>
          <table:table-cell/>
          <table:table-cell office:value-type="string">
            <text:p>Lat=50,4770431</text:p>
          </table:table-cell>
          <table:table-cell office:value-type="string">
            <text:p>Long=7,7409045</text:p>
          </table:table-cell>
        </table:table-row>
        <table:table-row table:style-name="ro2">
          <table:table-cell office:value-type="string">
            <text:p>16:59:2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2])" office:value-type="float" office:value="3.9">
            <text:p>3,9000000</text:p>
          </table:table-cell>
          <table:table-cell/>
          <table:table-cell office:value-type="string">
            <text:p>Lat=50,4770351</text:p>
          </table:table-cell>
          <table:table-cell office:value-type="string">
            <text:p>Long=7,7408928</text:p>
          </table:table-cell>
        </table:table-row>
        <table:table-row table:style-name="ro2">
          <table:table-cell office:value-type="string">
            <text:p>16:59:2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3])" office:value-type="float" office:value="3.9">
            <text:p>3,9000000</text:p>
          </table:table-cell>
          <table:table-cell/>
          <table:table-cell office:value-type="string">
            <text:p>Lat=50,4770255</text:p>
          </table:table-cell>
          <table:table-cell office:value-type="string">
            <text:p>Long=7,7408842</text:p>
          </table:table-cell>
        </table:table-row>
        <table:table-row table:style-name="ro2">
          <table:table-cell office:value-type="string">
            <text:p>16:59:2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4])" office:value-type="float" office:value="3.9">
            <text:p>3,9000000</text:p>
          </table:table-cell>
          <table:table-cell/>
          <table:table-cell office:value-type="string">
            <text:p>Lat=50,4770151</text:p>
          </table:table-cell>
          <table:table-cell office:value-type="string">
            <text:p>Long=7,7408753</text:p>
          </table:table-cell>
        </table:table-row>
        <table:table-row table:style-name="ro2">
          <table:table-cell office:value-type="string">
            <text:p>16:59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5])" office:value-type="float" office:value="4">
            <text:p>4,0000000</text:p>
          </table:table-cell>
          <table:table-cell/>
          <table:table-cell office:value-type="string">
            <text:p>Lat=50,4770043</text:p>
          </table:table-cell>
          <table:table-cell office:value-type="string">
            <text:p>Long=7,7408652</text:p>
          </table:table-cell>
        </table:table-row>
        <table:table-row table:style-name="ro2">
          <table:table-cell office:value-type="string">
            <text:p>16:59:3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6])" office:value-type="float" office:value="3.9">
            <text:p>3,9000000</text:p>
          </table:table-cell>
          <table:table-cell/>
          <table:table-cell office:value-type="string">
            <text:p>Lat=50,4769948</text:p>
          </table:table-cell>
          <table:table-cell office:value-type="string">
            <text:p>Long=7,7408551</text:p>
          </table:table-cell>
        </table:table-row>
        <table:table-row table:style-name="ro2">
          <table:table-cell office:value-type="string">
            <text:p>16:59:3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7])" office:value-type="float" office:value="3.9">
            <text:p>3,9000000</text:p>
          </table:table-cell>
          <table:table-cell/>
          <table:table-cell office:value-type="string">
            <text:p>Lat=50,4769868</text:p>
          </table:table-cell>
          <table:table-cell office:value-type="string">
            <text:p>Long=7,7408423</text:p>
          </table:table-cell>
        </table:table-row>
        <table:table-row table:style-name="ro2">
          <table:table-cell office:value-type="string">
            <text:p>16:59:3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8])" office:value-type="float" office:value="3.9">
            <text:p>3,9000000</text:p>
          </table:table-cell>
          <table:table-cell/>
          <table:table-cell office:value-type="string">
            <text:p>Lat=50,4769786</text:p>
          </table:table-cell>
          <table:table-cell office:value-type="string">
            <text:p>Long=7,7408295</text:p>
          </table:table-cell>
        </table:table-row>
        <table:table-row table:style-name="ro2">
          <table:table-cell office:value-type="string">
            <text:p>16:59:3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9])" office:value-type="float" office:value="3.9">
            <text:p>3,9000000</text:p>
          </table:table-cell>
          <table:table-cell/>
          <table:table-cell office:value-type="string">
            <text:p>Lat=50,4769709</text:p>
          </table:table-cell>
          <table:table-cell office:value-type="string">
            <text:p>Long=7,7408157</text:p>
          </table:table-cell>
        </table:table-row>
        <table:table-row table:style-name="ro2">
          <table:table-cell office:value-type="string">
            <text:p>16:59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0])" office:value-type="float" office:value="4">
            <text:p>4,0000000</text:p>
          </table:table-cell>
          <table:table-cell/>
          <table:table-cell office:value-type="string">
            <text:p>Lat=50,4769642</text:p>
          </table:table-cell>
          <table:table-cell office:value-type="string">
            <text:p>Long=7,7408024</text:p>
          </table:table-cell>
        </table:table-row>
        <table:table-row table:style-name="ro2">
          <table:table-cell office:value-type="string">
            <text:p>16:59:3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1])" office:value-type="float" office:value="4">
            <text:p>4,0000000</text:p>
          </table:table-cell>
          <table:table-cell/>
          <table:table-cell office:value-type="string">
            <text:p>Lat=50,4769578</text:p>
          </table:table-cell>
          <table:table-cell office:value-type="string">
            <text:p>Long=7,740789</text:p>
          </table:table-cell>
        </table:table-row>
        <table:table-row table:style-name="ro2">
          <table:table-cell office:value-type="string">
            <text:p>16:59:3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2])" office:value-type="float" office:value="3.9">
            <text:p>3,9000000</text:p>
          </table:table-cell>
          <table:table-cell/>
          <table:table-cell office:value-type="string">
            <text:p>Lat=50,4769523</text:p>
          </table:table-cell>
          <table:table-cell office:value-type="string">
            <text:p>Long=7,7407739</text:p>
          </table:table-cell>
        </table:table-row>
        <table:table-row table:style-name="ro2">
          <table:table-cell office:value-type="string">
            <text:p>16:59:3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3])" office:value-type="float" office:value="3.9">
            <text:p>3,9000000</text:p>
          </table:table-cell>
          <table:table-cell/>
          <table:table-cell office:value-type="string">
            <text:p>Lat=50,4769523</text:p>
          </table:table-cell>
          <table:table-cell office:value-type="string">
            <text:p>Long=7,7407739</text:p>
          </table:table-cell>
        </table:table-row>
        <table:table-row table:style-name="ro2">
          <table:table-cell office:value-type="string">
            <text:p>16:59:3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4])" office:value-type="float" office:value="3.9">
            <text:p>3,9000000</text:p>
          </table:table-cell>
          <table:table-cell/>
          <table:table-cell office:value-type="string">
            <text:p>Lat=50,4769445</text:p>
          </table:table-cell>
          <table:table-cell office:value-type="string">
            <text:p>Long=7,7407599</text:p>
          </table:table-cell>
        </table:table-row>
        <table:table-row table:style-name="ro2">
          <table:table-cell office:value-type="string">
            <text:p>16:59:3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5])" office:value-type="float" office:value="3.9">
            <text:p>3,9000000</text:p>
          </table:table-cell>
          <table:table-cell/>
          <table:table-cell office:value-type="string">
            <text:p>Lat=50,476935</text:p>
          </table:table-cell>
          <table:table-cell office:value-type="string">
            <text:p>Long=7,7407475</text:p>
          </table:table-cell>
        </table:table-row>
        <table:table-row table:style-name="ro2">
          <table:table-cell office:value-type="string">
            <text:p>16:59:3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6])" office:value-type="float" office:value="3.9">
            <text:p>3,9000000</text:p>
          </table:table-cell>
          <table:table-cell/>
          <table:table-cell office:value-type="string">
            <text:p>Lat=50,476925</text:p>
          </table:table-cell>
          <table:table-cell office:value-type="string">
            <text:p>Long=7,7407365</text:p>
          </table:table-cell>
        </table:table-row>
        <table:table-row table:style-name="ro2">
          <table:table-cell office:value-type="string">
            <text:p>16:59:3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7])" office:value-type="float" office:value="3.9">
            <text:p>3,9000000</text:p>
          </table:table-cell>
          <table:table-cell/>
          <table:table-cell office:value-type="string">
            <text:p>Lat=50,4769147</text:p>
          </table:table-cell>
          <table:table-cell office:value-type="string">
            <text:p>Long=7,7407272</text:p>
          </table:table-cell>
        </table:table-row>
        <table:table-row table:style-name="ro2">
          <table:table-cell office:value-type="string">
            <text:p>16:59:4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8])" office:value-type="float" office:value="3.9">
            <text:p>3,9000000</text:p>
          </table:table-cell>
          <table:table-cell/>
          <table:table-cell office:value-type="string">
            <text:p>Lat=50,476904</text:p>
          </table:table-cell>
          <table:table-cell office:value-type="string">
            <text:p>Long=7,7407182</text:p>
          </table:table-cell>
        </table:table-row>
        <table:table-row table:style-name="ro2">
          <table:table-cell office:value-type="string">
            <text:p>16:59:4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9])" office:value-type="float" office:value="3.9">
            <text:p>3,9000000</text:p>
          </table:table-cell>
          <table:table-cell/>
          <table:table-cell office:value-type="string">
            <text:p>Lat=50,476904</text:p>
          </table:table-cell>
          <table:table-cell office:value-type="string">
            <text:p>Long=7,7407182</text:p>
          </table:table-cell>
        </table:table-row>
        <table:table-row table:style-name="ro2">
          <table:table-cell office:value-type="string">
            <text:p>16:59:4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0])" office:value-type="float" office:value="3.9">
            <text:p>3,9000000</text:p>
          </table:table-cell>
          <table:table-cell/>
          <table:table-cell office:value-type="string">
            <text:p>Lat=50,4768956</text:p>
          </table:table-cell>
          <table:table-cell office:value-type="string">
            <text:p>Long=7,740708</text:p>
          </table:table-cell>
        </table:table-row>
        <table:table-row table:style-name="ro2">
          <table:table-cell office:value-type="string">
            <text:p>16:59:4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1])" office:value-type="float" office:value="3.9">
            <text:p>3,9000000</text:p>
          </table:table-cell>
          <table:table-cell/>
          <table:table-cell office:value-type="string">
            <text:p>Lat=50,476886</text:p>
          </table:table-cell>
          <table:table-cell office:value-type="string">
            <text:p>Long=7,7406994</text:p>
          </table:table-cell>
        </table:table-row>
        <table:table-row table:style-name="ro2">
          <table:table-cell office:value-type="string">
            <text:p>16:59:4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2])" office:value-type="float" office:value="3.9">
            <text:p>3,9000000</text:p>
          </table:table-cell>
          <table:table-cell/>
          <table:table-cell office:value-type="string">
            <text:p>Lat=50,4768777</text:p>
          </table:table-cell>
          <table:table-cell office:value-type="string">
            <text:p>Long=7,7406892</text:p>
          </table:table-cell>
        </table:table-row>
        <table:table-row table:style-name="ro2">
          <table:table-cell office:value-type="string">
            <text:p>16:59:4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3])" office:value-type="float" office:value="3.9">
            <text:p>3,9000000</text:p>
          </table:table-cell>
          <table:table-cell/>
          <table:table-cell office:value-type="string">
            <text:p>Lat=50,4768701</text:p>
          </table:table-cell>
          <table:table-cell office:value-type="string">
            <text:p>Long=7,7406786</text:p>
          </table:table-cell>
        </table:table-row>
        <table:table-row table:style-name="ro2">
          <table:table-cell office:value-type="string">
            <text:p>16:59:4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4])" office:value-type="float" office:value="3.9">
            <text:p>3,9000000</text:p>
          </table:table-cell>
          <table:table-cell/>
          <table:table-cell office:value-type="string">
            <text:p>Lat=50,4768622</text:p>
          </table:table-cell>
          <table:table-cell office:value-type="string">
            <text:p>Long=7,7406681</text:p>
          </table:table-cell>
        </table:table-row>
        <table:table-row table:style-name="ro2">
          <table:table-cell office:value-type="string">
            <text:p>16:59:4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5])" office:value-type="float" office:value="3.9">
            <text:p>3,9000000</text:p>
          </table:table-cell>
          <table:table-cell/>
          <table:table-cell office:value-type="string">
            <text:p>Lat=50,4768622</text:p>
          </table:table-cell>
          <table:table-cell office:value-type="string">
            <text:p>Long=7,7406681</text:p>
          </table:table-cell>
        </table:table-row>
        <table:table-row table:style-name="ro2">
          <table:table-cell office:value-type="string">
            <text:p>16:59:4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6])" office:value-type="float" office:value="3.9">
            <text:p>3,9000000</text:p>
          </table:table-cell>
          <table:table-cell/>
          <table:table-cell office:value-type="string">
            <text:p>Lat=50,4768562</text:p>
          </table:table-cell>
          <table:table-cell office:value-type="string">
            <text:p>Long=7,7406552</text:p>
          </table:table-cell>
        </table:table-row>
        <table:table-row table:style-name="ro2">
          <table:table-cell office:value-type="string">
            <text:p>16:59:4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7])" office:value-type="float" office:value="4">
            <text:p>4,0000000</text:p>
          </table:table-cell>
          <table:table-cell/>
          <table:table-cell office:value-type="string">
            <text:p>Lat=50,4768494</text:p>
          </table:table-cell>
          <table:table-cell office:value-type="string">
            <text:p>Long=7,7406411</text:p>
          </table:table-cell>
        </table:table-row>
        <table:table-row table:style-name="ro2">
          <table:table-cell office:value-type="string">
            <text:p>16:59:4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8])" office:value-type="float" office:value="3.9">
            <text:p>3,9000000</text:p>
          </table:table-cell>
          <table:table-cell/>
          <table:table-cell office:value-type="string">
            <text:p>Lat=50,4768416</text:p>
          </table:table-cell>
          <table:table-cell office:value-type="string">
            <text:p>Long=7,7406279</text:p>
          </table:table-cell>
        </table:table-row>
        <table:table-row table:style-name="ro2">
          <table:table-cell office:value-type="string">
            <text:p>16:59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9])" office:value-type="float" office:value="4">
            <text:p>4,0000000</text:p>
          </table:table-cell>
          <table:table-cell/>
          <table:table-cell office:value-type="string">
            <text:p>Lat=50,4768355</text:p>
          </table:table-cell>
          <table:table-cell office:value-type="string">
            <text:p>Long=7,7406151</text:p>
          </table:table-cell>
        </table:table-row>
        <table:table-row table:style-name="ro2">
          <table:table-cell office:value-type="string">
            <text:p>16:59:5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0])" office:value-type="float" office:value="3.9">
            <text:p>3,9000000</text:p>
          </table:table-cell>
          <table:table-cell/>
          <table:table-cell office:value-type="string">
            <text:p>Lat=50,4768291</text:p>
          </table:table-cell>
          <table:table-cell office:value-type="string">
            <text:p>Long=7,7406019</text:p>
          </table:table-cell>
        </table:table-row>
        <table:table-row table:style-name="ro2">
          <table:table-cell office:value-type="string">
            <text:p>16:59:5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1])" office:value-type="float" office:value="3.9">
            <text:p>3,9000000</text:p>
          </table:table-cell>
          <table:table-cell/>
          <table:table-cell office:value-type="string">
            <text:p>Lat=50,4768291</text:p>
          </table:table-cell>
          <table:table-cell office:value-type="string">
            <text:p>Long=7,7406019</text:p>
          </table:table-cell>
        </table:table-row>
        <table:table-row table:style-name="ro2">
          <table:table-cell office:value-type="string">
            <text:p>16:59:5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2])" office:value-type="float" office:value="3.9">
            <text:p>3,9000000</text:p>
          </table:table-cell>
          <table:table-cell/>
          <table:table-cell office:value-type="string">
            <text:p>Lat=50,4768219</text:p>
          </table:table-cell>
          <table:table-cell office:value-type="string">
            <text:p>Long=7,7405887</text:p>
          </table:table-cell>
        </table:table-row>
        <table:table-row table:style-name="ro2">
          <table:table-cell office:value-type="string">
            <text:p>16:59:5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3])" office:value-type="float" office:value="3.9">
            <text:p>3,9000000</text:p>
          </table:table-cell>
          <table:table-cell/>
          <table:table-cell office:value-type="string">
            <text:p>Lat=50,476815</text:p>
          </table:table-cell>
          <table:table-cell office:value-type="string">
            <text:p>Long=7,7405757</text:p>
          </table:table-cell>
        </table:table-row>
        <table:table-row table:style-name="ro2">
          <table:table-cell office:value-type="string">
            <text:p>16:59:5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4])" office:value-type="float" office:value="3.9">
            <text:p>3,9000000</text:p>
          </table:table-cell>
          <table:table-cell/>
          <table:table-cell office:value-type="string">
            <text:p>Lat=50,4768074</text:p>
          </table:table-cell>
          <table:table-cell office:value-type="string">
            <text:p>Long=7,7405642</text:p>
          </table:table-cell>
        </table:table-row>
        <table:table-row table:style-name="ro2">
          <table:table-cell office:value-type="string">
            <text:p>16:59:5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5])" office:value-type="float" office:value="4">
            <text:p>4,0000000</text:p>
          </table:table-cell>
          <table:table-cell/>
          <table:table-cell office:value-type="string">
            <text:p>Lat=50,4767997</text:p>
          </table:table-cell>
          <table:table-cell office:value-type="string">
            <text:p>Long=7,7405553</text:p>
          </table:table-cell>
        </table:table-row>
        <table:table-row table:style-name="ro2">
          <table:table-cell office:value-type="string">
            <text:p>16:59:5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6])" office:value-type="float" office:value="3.9">
            <text:p>3,9000000</text:p>
          </table:table-cell>
          <table:table-cell/>
          <table:table-cell office:value-type="string">
            <text:p>Lat=50,4767931</text:p>
          </table:table-cell>
          <table:table-cell office:value-type="string">
            <text:p>Long=7,7405468</text:p>
          </table:table-cell>
        </table:table-row>
        <table:table-row table:style-name="ro2">
          <table:table-cell office:value-type="string">
            <text:p>16:59:5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7])" office:value-type="float" office:value="3.9">
            <text:p>3,9000000</text:p>
          </table:table-cell>
          <table:table-cell/>
          <table:table-cell office:value-type="string">
            <text:p>Lat=50,4767931</text:p>
          </table:table-cell>
          <table:table-cell office:value-type="string">
            <text:p>Long=7,7405468</text:p>
          </table:table-cell>
        </table:table-row>
        <table:table-row table:style-name="ro2">
          <table:table-cell office:value-type="string">
            <text:p>16:59:5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8])" office:value-type="float" office:value="3.9">
            <text:p>3,9000000</text:p>
          </table:table-cell>
          <table:table-cell/>
          <table:table-cell office:value-type="string">
            <text:p>Lat=50,4767828</text:p>
          </table:table-cell>
          <table:table-cell office:value-type="string">
            <text:p>Long=7,7405415</text:p>
          </table:table-cell>
        </table:table-row>
        <table:table-row table:style-name="ro2">
          <table:table-cell office:value-type="string">
            <text:p>16:59:5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9])" office:value-type="float" office:value="3.9">
            <text:p>3,9000000</text:p>
          </table:table-cell>
          <table:table-cell/>
          <table:table-cell office:value-type="string">
            <text:p>Lat=50,4767748</text:p>
          </table:table-cell>
          <table:table-cell office:value-type="string">
            <text:p>Long=7,7405353</text:p>
          </table:table-cell>
        </table:table-row>
        <table:table-row table:style-name="ro2">
          <table:table-cell office:value-type="string">
            <text:p>16:59:5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0])" office:value-type="float" office:value="3.9">
            <text:p>3,9000000</text:p>
          </table:table-cell>
          <table:table-cell/>
          <table:table-cell office:value-type="string">
            <text:p>Lat=50,4767694</text:p>
          </table:table-cell>
          <table:table-cell office:value-type="string">
            <text:p>Long=7,7405272</text:p>
          </table:table-cell>
        </table:table-row>
        <table:table-row table:style-name="ro2">
          <table:table-cell office:value-type="string">
            <text:p>16:59:5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1])" office:value-type="float" office:value="3.9">
            <text:p>3,9000000</text:p>
          </table:table-cell>
          <table:table-cell/>
          <table:table-cell office:value-type="string">
            <text:p>Lat=50,4767624</text:p>
          </table:table-cell>
          <table:table-cell office:value-type="string">
            <text:p>Long=7,7405186</text:p>
          </table:table-cell>
        </table:table-row>
        <table:table-row table:style-name="ro2">
          <table:table-cell office:value-type="string">
            <text:p>17:00:0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2])" office:value-type="float" office:value="3.9">
            <text:p>3,9000000</text:p>
          </table:table-cell>
          <table:table-cell/>
          <table:table-cell office:value-type="string">
            <text:p>Lat=50,4767571</text:p>
          </table:table-cell>
          <table:table-cell office:value-type="string">
            <text:p>Long=7,7405058</text:p>
          </table:table-cell>
        </table:table-row>
        <table:table-row table:style-name="ro2">
          <table:table-cell office:value-type="string">
            <text:p>17:00:0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3])" office:value-type="float" office:value="3.9">
            <text:p>3,9000000</text:p>
          </table:table-cell>
          <table:table-cell/>
          <table:table-cell office:value-type="string">
            <text:p>Lat=50,4767571</text:p>
          </table:table-cell>
          <table:table-cell office:value-type="string">
            <text:p>Long=7,7405058</text:p>
          </table:table-cell>
        </table:table-row>
        <table:table-row table:style-name="ro2">
          <table:table-cell office:value-type="string">
            <text:p>17:00:0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4])" office:value-type="float" office:value="3.9">
            <text:p>3,9000000</text:p>
          </table:table-cell>
          <table:table-cell/>
          <table:table-cell office:value-type="string">
            <text:p>Lat=50,4767386</text:p>
          </table:table-cell>
          <table:table-cell office:value-type="string">
            <text:p>Long=7,7404831</text:p>
          </table:table-cell>
        </table:table-row>
        <table:table-row table:style-name="ro2">
          <table:table-cell office:value-type="string">
            <text:p>17:00:0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5])" office:value-type="float" office:value="4">
            <text:p>4,0000000</text:p>
          </table:table-cell>
          <table:table-cell/>
          <table:table-cell office:value-type="string">
            <text:p>Lat=50,4767271</text:p>
          </table:table-cell>
          <table:table-cell office:value-type="string">
            <text:p>Long=7,7404731</text:p>
          </table:table-cell>
        </table:table-row>
        <table:table-row table:style-name="ro2">
          <table:table-cell office:value-type="string">
            <text:p>17:00:0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6])" office:value-type="float" office:value="4">
            <text:p>4,0000000</text:p>
          </table:table-cell>
          <table:table-cell/>
          <table:table-cell office:value-type="string">
            <text:p>Lat=50,4767135</text:p>
          </table:table-cell>
          <table:table-cell office:value-type="string">
            <text:p>Long=7,7404646</text:p>
          </table:table-cell>
        </table:table-row>
        <table:table-row table:style-name="ro2">
          <table:table-cell office:value-type="string">
            <text:p>17:00:0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7])" office:value-type="float" office:value="3.9">
            <text:p>3,9000000</text:p>
          </table:table-cell>
          <table:table-cell/>
          <table:table-cell office:value-type="string">
            <text:p>Lat=50,4766938</text:p>
          </table:table-cell>
          <table:table-cell office:value-type="string">
            <text:p>Long=7,7404679</text:p>
          </table:table-cell>
        </table:table-row>
        <table:table-row table:style-name="ro2">
          <table:table-cell office:value-type="string">
            <text:p>17:00:0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8])" office:value-type="float" office:value="3.9">
            <text:p>3,9000000</text:p>
          </table:table-cell>
          <table:table-cell/>
          <table:table-cell office:value-type="string">
            <text:p>Lat=50,4766938</text:p>
          </table:table-cell>
          <table:table-cell office:value-type="string">
            <text:p>Long=7,7404679</text:p>
          </table:table-cell>
        </table:table-row>
        <table:table-row table:style-name="ro2">
          <table:table-cell office:value-type="string">
            <text:p>17:00:0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9])" office:value-type="float" office:value="4">
            <text:p>4,0000000</text:p>
          </table:table-cell>
          <table:table-cell/>
          <table:table-cell office:value-type="string">
            <text:p>Lat=50,4766591</text:p>
          </table:table-cell>
          <table:table-cell office:value-type="string">
            <text:p>Long=7,7404746</text:p>
          </table:table-cell>
        </table:table-row>
        <table:table-row table:style-name="ro2">
          <table:table-cell office:value-type="string">
            <text:p>17:00:0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0])" office:value-type="float" office:value="3.9">
            <text:p>3,9000000</text:p>
          </table:table-cell>
          <table:table-cell/>
          <table:table-cell office:value-type="string">
            <text:p>Lat=50,4766446</text:p>
          </table:table-cell>
          <table:table-cell office:value-type="string">
            <text:p>Long=7,7404729</text:p>
          </table:table-cell>
        </table:table-row>
        <table:table-row table:style-name="ro2">
          <table:table-cell office:value-type="string">
            <text:p>17:00:0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1])" office:value-type="float" office:value="3.9">
            <text:p>3,9000000</text:p>
          </table:table-cell>
          <table:table-cell/>
          <table:table-cell office:value-type="string">
            <text:p>Lat=50,4766348</text:p>
          </table:table-cell>
          <table:table-cell office:value-type="string">
            <text:p>Long=7,7404623</text:p>
          </table:table-cell>
        </table:table-row>
        <table:table-row table:style-name="ro2">
          <table:table-cell office:value-type="string">
            <text:p>17:00:1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2])" office:value-type="float" office:value="3.9">
            <text:p>3,9000000</text:p>
          </table:table-cell>
          <table:table-cell/>
          <table:table-cell office:value-type="string">
            <text:p>Lat=50,4766246</text:p>
          </table:table-cell>
          <table:table-cell office:value-type="string">
            <text:p>Long=7,7404496</text:p>
          </table:table-cell>
        </table:table-row>
        <table:table-row table:style-name="ro2">
          <table:table-cell office:value-type="string">
            <text:p>17:00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3])" office:value-type="float" office:value="4">
            <text:p>4,0000000</text:p>
          </table:table-cell>
          <table:table-cell/>
          <table:table-cell office:value-type="string">
            <text:p>Lat=50,4766122</text:p>
          </table:table-cell>
          <table:table-cell office:value-type="string">
            <text:p>Long=7,7404364</text:p>
          </table:table-cell>
        </table:table-row>
        <table:table-row table:style-name="ro2">
          <table:table-cell office:value-type="string">
            <text:p>17:00:1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4])" office:value-type="float" office:value="3.9">
            <text:p>3,9000000</text:p>
          </table:table-cell>
          <table:table-cell/>
          <table:table-cell office:value-type="string">
            <text:p>Lat=50,4766004</text:p>
          </table:table-cell>
          <table:table-cell office:value-type="string">
            <text:p>Long=7,7404222</text:p>
          </table:table-cell>
        </table:table-row>
        <table:table-row table:style-name="ro2">
          <table:table-cell office:value-type="string">
            <text:p>17:00:1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5])" office:value-type="float" office:value="4">
            <text:p>4,0000000</text:p>
          </table:table-cell>
          <table:table-cell/>
          <table:table-cell office:value-type="string">
            <text:p>Lat=50,47659</text:p>
          </table:table-cell>
          <table:table-cell office:value-type="string">
            <text:p>Long=7,7404082</text:p>
          </table:table-cell>
        </table:table-row>
        <table:table-row table:style-name="ro2">
          <table:table-cell office:value-type="string">
            <text:p>17:00:1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6])" office:value-type="float" office:value="3.9">
            <text:p>3,9000000</text:p>
          </table:table-cell>
          <table:table-cell/>
          <table:table-cell office:value-type="string">
            <text:p>Lat=50,4765801</text:p>
          </table:table-cell>
          <table:table-cell office:value-type="string">
            <text:p>Long=7,7403959</text:p>
          </table:table-cell>
        </table:table-row>
        <table:table-row table:style-name="ro2">
          <table:table-cell office:value-type="string">
            <text:p>17:00:1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7])" office:value-type="float" office:value="3.9">
            <text:p>3,9000000</text:p>
          </table:table-cell>
          <table:table-cell/>
          <table:table-cell office:value-type="string">
            <text:p>Lat=50,4765719</text:p>
          </table:table-cell>
          <table:table-cell office:value-type="string">
            <text:p>Long=7,7403825</text:p>
          </table:table-cell>
        </table:table-row>
        <table:table-row table:style-name="ro2">
          <table:table-cell office:value-type="string">
            <text:p>17:00:1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8])" office:value-type="float" office:value="3.9">
            <text:p>3,9000000</text:p>
          </table:table-cell>
          <table:table-cell/>
          <table:table-cell office:value-type="string">
            <text:p>Lat=50,4765625</text:p>
          </table:table-cell>
          <table:table-cell office:value-type="string">
            <text:p>Long=7,74037</text:p>
          </table:table-cell>
        </table:table-row>
        <table:table-row table:style-name="ro2">
          <table:table-cell office:value-type="string">
            <text:p>17:00:1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9])" office:value-type="float" office:value="3.9">
            <text:p>3,9000000</text:p>
          </table:table-cell>
          <table:table-cell/>
          <table:table-cell office:value-type="string">
            <text:p>Lat=50,4765527</text:p>
          </table:table-cell>
          <table:table-cell office:value-type="string">
            <text:p>Long=7,7403581</text:p>
          </table:table-cell>
        </table:table-row>
        <table:table-row table:style-name="ro2">
          <table:table-cell office:value-type="string">
            <text:p>17:00:1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0])" office:value-type="float" office:value="3.9">
            <text:p>3,9000000</text:p>
          </table:table-cell>
          <table:table-cell/>
          <table:table-cell office:value-type="string">
            <text:p>Lat=50,4765447</text:p>
          </table:table-cell>
          <table:table-cell office:value-type="string">
            <text:p>Long=7,7403451</text:p>
          </table:table-cell>
        </table:table-row>
        <table:table-row table:style-name="ro2">
          <table:table-cell office:value-type="string">
            <text:p>17:00:1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1])" office:value-type="float" office:value="4">
            <text:p>4,0000000</text:p>
          </table:table-cell>
          <table:table-cell/>
          <table:table-cell office:value-type="string">
            <text:p>Lat=50,4765392</text:p>
          </table:table-cell>
          <table:table-cell office:value-type="string">
            <text:p>Long=7,7403297</text:p>
          </table:table-cell>
        </table:table-row>
        <table:table-row table:style-name="ro2">
          <table:table-cell office:value-type="string">
            <text:p>17:00:2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2])" office:value-type="float" office:value="3.9">
            <text:p>3,9000000</text:p>
          </table:table-cell>
          <table:table-cell/>
          <table:table-cell office:value-type="string">
            <text:p>Lat=50,4765348</text:p>
          </table:table-cell>
          <table:table-cell office:value-type="string">
            <text:p>Long=7,740315</text:p>
          </table:table-cell>
        </table:table-row>
        <table:table-row table:style-name="ro2">
          <table:table-cell office:value-type="string">
            <text:p>17:00:2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3])" office:value-type="float" office:value="4">
            <text:p>4,0000000</text:p>
          </table:table-cell>
          <table:table-cell/>
          <table:table-cell office:value-type="string">
            <text:p>Lat=50,4765305</text:p>
          </table:table-cell>
          <table:table-cell office:value-type="string">
            <text:p>Long=7,7403018</text:p>
          </table:table-cell>
        </table:table-row>
        <table:table-row table:style-name="ro2">
          <table:table-cell office:value-type="string">
            <text:p>17:00:2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4])" office:value-type="float" office:value="3.9">
            <text:p>3,9000000</text:p>
          </table:table-cell>
          <table:table-cell/>
          <table:table-cell office:value-type="string">
            <text:p>Lat=50,4765258</text:p>
          </table:table-cell>
          <table:table-cell office:value-type="string">
            <text:p>Long=7,7402903</text:p>
          </table:table-cell>
        </table:table-row>
        <table:table-row table:style-name="ro2">
          <table:table-cell office:value-type="string">
            <text:p>17:00:2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5])" office:value-type="float" office:value="3.9">
            <text:p>3,9000000</text:p>
          </table:table-cell>
          <table:table-cell/>
          <table:table-cell office:value-type="string">
            <text:p>Lat=50,476519</text:p>
          </table:table-cell>
          <table:table-cell office:value-type="string">
            <text:p>Long=7,7402786</text:p>
          </table:table-cell>
        </table:table-row>
        <table:table-row table:style-name="ro2">
          <table:table-cell office:value-type="string">
            <text:p>17:00:2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6])" office:value-type="float" office:value="3.9">
            <text:p>3,9000000</text:p>
          </table:table-cell>
          <table:table-cell/>
          <table:table-cell office:value-type="string">
            <text:p>Lat=50,4765127</text:p>
          </table:table-cell>
          <table:table-cell office:value-type="string">
            <text:p>Long=7,7402639</text:p>
          </table:table-cell>
        </table:table-row>
        <table:table-row table:style-name="ro2">
          <table:table-cell office:value-type="string">
            <text:p>17:00:2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7])" office:value-type="float" office:value="3.9">
            <text:p>3,9000000</text:p>
          </table:table-cell>
          <table:table-cell/>
          <table:table-cell office:value-type="string">
            <text:p>Lat=50,4765082</text:p>
          </table:table-cell>
          <table:table-cell office:value-type="string">
            <text:p>Long=7,7402483</text:p>
          </table:table-cell>
        </table:table-row>
        <table:table-row table:style-name="ro2">
          <table:table-cell office:value-type="string">
            <text:p>17:00:2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8])" office:value-type="float" office:value="3.9">
            <text:p>3,9000000</text:p>
          </table:table-cell>
          <table:table-cell/>
          <table:table-cell office:value-type="string">
            <text:p>Lat=50,4765036</text:p>
          </table:table-cell>
          <table:table-cell office:value-type="string">
            <text:p>Long=7,7402335</text:p>
          </table:table-cell>
        </table:table-row>
        <table:table-row table:style-name="ro2">
          <table:table-cell office:value-type="string">
            <text:p>17:00:2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9])" office:value-type="float" office:value="4">
            <text:p>4,0000000</text:p>
          </table:table-cell>
          <table:table-cell/>
          <table:table-cell office:value-type="string">
            <text:p>Lat=50,4764991</text:p>
          </table:table-cell>
          <table:table-cell office:value-type="string">
            <text:p>Long=7,7402183</text:p>
          </table:table-cell>
        </table:table-row>
        <table:table-row table:style-name="ro2">
          <table:table-cell office:value-type="string">
            <text:p>17:00:2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0])" office:value-type="float" office:value="3.9">
            <text:p>3,9000000</text:p>
          </table:table-cell>
          <table:table-cell/>
          <table:table-cell office:value-type="string">
            <text:p>Lat=50,4764953</text:p>
          </table:table-cell>
          <table:table-cell office:value-type="string">
            <text:p>Long=7,7402046</text:p>
          </table:table-cell>
        </table:table-row>
        <table:table-row table:style-name="ro2">
          <table:table-cell office:value-type="string">
            <text:p>17:00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1])" office:value-type="float" office:value="4">
            <text:p>4,0000000</text:p>
          </table:table-cell>
          <table:table-cell/>
          <table:table-cell office:value-type="string">
            <text:p>Lat=50,4764925</text:p>
          </table:table-cell>
          <table:table-cell office:value-type="string">
            <text:p>Long=7,7401919</text:p>
          </table:table-cell>
        </table:table-row>
        <table:table-row table:style-name="ro2">
          <table:table-cell office:value-type="string">
            <text:p>17:00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2])" office:value-type="float" office:value="4">
            <text:p>4,0000000</text:p>
          </table:table-cell>
          <table:table-cell/>
          <table:table-cell office:value-type="string">
            <text:p>Lat=50,47649</text:p>
          </table:table-cell>
          <table:table-cell office:value-type="string">
            <text:p>Long=7,7401794</text:p>
          </table:table-cell>
        </table:table-row>
        <table:table-row table:style-name="ro2">
          <table:table-cell office:value-type="string">
            <text:p>17:00:3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3])" office:value-type="float" office:value="3.9">
            <text:p>3,9000000</text:p>
          </table:table-cell>
          <table:table-cell/>
          <table:table-cell office:value-type="string">
            <text:p>Lat=50,4764858</text:p>
          </table:table-cell>
          <table:table-cell office:value-type="string">
            <text:p>Long=7,7401669</text:p>
          </table:table-cell>
        </table:table-row>
        <table:table-row table:style-name="ro2">
          <table:table-cell office:value-type="string">
            <text:p>17:00:3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4])" office:value-type="float" office:value="3.9">
            <text:p>3,9000000</text:p>
          </table:table-cell>
          <table:table-cell/>
          <table:table-cell office:value-type="string">
            <text:p>Lat=50,4764858</text:p>
          </table:table-cell>
          <table:table-cell office:value-type="string">
            <text:p>Long=7,7401669</text:p>
          </table:table-cell>
        </table:table-row>
        <table:table-row table:style-name="ro2">
          <table:table-cell office:value-type="string">
            <text:p>17:00:3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5])" office:value-type="float" office:value="3.9">
            <text:p>3,9000000</text:p>
          </table:table-cell>
          <table:table-cell/>
          <table:table-cell office:value-type="string">
            <text:p>Lat=50,4764804</text:p>
          </table:table-cell>
          <table:table-cell office:value-type="string">
            <text:p>Long=7,740153</text:p>
          </table:table-cell>
        </table:table-row>
        <table:table-row table:style-name="ro2">
          <table:table-cell office:value-type="string">
            <text:p>17:00:3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6])" office:value-type="float" office:value="3.9">
            <text:p>3,9000000</text:p>
          </table:table-cell>
          <table:table-cell/>
          <table:table-cell office:value-type="string">
            <text:p>Lat=50,4764744</text:p>
          </table:table-cell>
          <table:table-cell office:value-type="string">
            <text:p>Long=7,7401374</text:p>
          </table:table-cell>
        </table:table-row>
        <table:table-row table:style-name="ro2">
          <table:table-cell office:value-type="string">
            <text:p>17:00:3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7])" office:value-type="float" office:value="3.9">
            <text:p>3,9000000</text:p>
          </table:table-cell>
          <table:table-cell/>
          <table:table-cell office:value-type="string">
            <text:p>Lat=50,4764686</text:p>
          </table:table-cell>
          <table:table-cell office:value-type="string">
            <text:p>Long=7,7401214</text:p>
          </table:table-cell>
        </table:table-row>
        <table:table-row table:style-name="ro2">
          <table:table-cell office:value-type="string">
            <text:p>17:00:3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8])" office:value-type="float" office:value="3.9">
            <text:p>3,9000000</text:p>
          </table:table-cell>
          <table:table-cell/>
          <table:table-cell office:value-type="string">
            <text:p>Lat=50,4764635</text:p>
          </table:table-cell>
          <table:table-cell office:value-type="string">
            <text:p>Long=7,7401037</text:p>
          </table:table-cell>
        </table:table-row>
        <table:table-row table:style-name="ro2">
          <table:table-cell office:value-type="string">
            <text:p>17:00:3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9])" office:value-type="float" office:value="3.9">
            <text:p>3,9000000</text:p>
          </table:table-cell>
          <table:table-cell/>
          <table:table-cell office:value-type="string">
            <text:p>Lat=50,4764577</text:p>
          </table:table-cell>
          <table:table-cell office:value-type="string">
            <text:p>Long=7,740086</text:p>
          </table:table-cell>
        </table:table-row>
        <table:table-row table:style-name="ro2">
          <table:table-cell office:value-type="string">
            <text:p>17:00:3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0])" office:value-type="float" office:value="3.9">
            <text:p>3,9000000</text:p>
          </table:table-cell>
          <table:table-cell/>
          <table:table-cell office:value-type="string">
            <text:p>Lat=50,4764577</text:p>
          </table:table-cell>
          <table:table-cell office:value-type="string">
            <text:p>Long=7,740086</text:p>
          </table:table-cell>
        </table:table-row>
        <table:table-row table:style-name="ro2">
          <table:table-cell office:value-type="string">
            <text:p>17:00:3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1])" office:value-type="float" office:value="3.9">
            <text:p>3,9000000</text:p>
          </table:table-cell>
          <table:table-cell/>
          <table:table-cell office:value-type="string">
            <text:p>Lat=50,4764513</text:p>
          </table:table-cell>
          <table:table-cell office:value-type="string">
            <text:p>Long=7,7400707</text:p>
          </table:table-cell>
        </table:table-row>
        <table:table-row table:style-name="ro2">
          <table:table-cell office:value-type="string">
            <text:p>17:00:3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2])" office:value-type="float" office:value="3.9">
            <text:p>3,9000000</text:p>
          </table:table-cell>
          <table:table-cell/>
          <table:table-cell office:value-type="string">
            <text:p>Lat=50,4764444</text:p>
          </table:table-cell>
          <table:table-cell office:value-type="string">
            <text:p>Long=7,7400557</text:p>
          </table:table-cell>
        </table:table-row>
        <table:table-row table:style-name="ro2">
          <table:table-cell office:value-type="string">
            <text:p>17:00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3])" office:value-type="float" office:value="4">
            <text:p>4,0000000</text:p>
          </table:table-cell>
          <table:table-cell/>
          <table:table-cell office:value-type="string">
            <text:p>Lat=50,4764377</text:p>
          </table:table-cell>
          <table:table-cell office:value-type="string">
            <text:p>Long=7,7400392</text:p>
          </table:table-cell>
        </table:table-row>
        <table:table-row table:style-name="ro2">
          <table:table-cell office:value-type="string">
            <text:p>17:00:4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4])" office:value-type="float" office:value="3.9">
            <text:p>3,9000000</text:p>
          </table:table-cell>
          <table:table-cell/>
          <table:table-cell office:value-type="string">
            <text:p>Lat=50,4764304</text:p>
          </table:table-cell>
          <table:table-cell office:value-type="string">
            <text:p>Long=7,7400236</text:p>
          </table:table-cell>
        </table:table-row>
        <table:table-row table:style-name="ro2">
          <table:table-cell office:value-type="string">
            <text:p>17:00:4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5])" office:value-type="float" office:value="3.9">
            <text:p>3,9000000</text:p>
          </table:table-cell>
          <table:table-cell/>
          <table:table-cell office:value-type="string">
            <text:p>Lat=50,4764247</text:p>
          </table:table-cell>
          <table:table-cell office:value-type="string">
            <text:p>Long=7,74001</text:p>
          </table:table-cell>
        </table:table-row>
        <table:table-row table:style-name="ro2">
          <table:table-cell office:value-type="string">
            <text:p>17:00:4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6])" office:value-type="float" office:value="3.9">
            <text:p>3,9000000</text:p>
          </table:table-cell>
          <table:table-cell/>
          <table:table-cell office:value-type="string">
            <text:p>Lat=50,4764247</text:p>
          </table:table-cell>
          <table:table-cell office:value-type="string">
            <text:p>Long=7,74001</text:p>
          </table:table-cell>
        </table:table-row>
        <table:table-row table:style-name="ro2">
          <table:table-cell office:value-type="string">
            <text:p>17:00:4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7])" office:value-type="float" office:value="4">
            <text:p>4,0000000</text:p>
          </table:table-cell>
          <table:table-cell/>
          <table:table-cell office:value-type="string">
            <text:p>Lat=50,4764134</text:p>
          </table:table-cell>
          <table:table-cell office:value-type="string">
            <text:p>Long=7,7399834</text:p>
          </table:table-cell>
        </table:table-row>
        <table:table-row table:style-name="ro2">
          <table:table-cell office:value-type="string">
            <text:p>17:00:4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8])" office:value-type="float" office:value="3.9">
            <text:p>3,9000000</text:p>
          </table:table-cell>
          <table:table-cell/>
          <table:table-cell office:value-type="string">
            <text:p>Lat=50,4764063</text:p>
          </table:table-cell>
          <table:table-cell office:value-type="string">
            <text:p>Long=7,7399699</text:p>
          </table:table-cell>
        </table:table-row>
        <table:table-row table:style-name="ro2">
          <table:table-cell office:value-type="string">
            <text:p>17:00:4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9])" office:value-type="float" office:value="3.9">
            <text:p>3,9000000</text:p>
          </table:table-cell>
          <table:table-cell/>
          <table:table-cell office:value-type="string">
            <text:p>Lat=50,4763982</text:p>
          </table:table-cell>
          <table:table-cell office:value-type="string">
            <text:p>Long=7,7399571</text:p>
          </table:table-cell>
        </table:table-row>
        <table:table-row table:style-name="ro2">
          <table:table-cell office:value-type="string">
            <text:p>17:00:4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0])" office:value-type="float" office:value="3.9">
            <text:p>3,9000000</text:p>
          </table:table-cell>
          <table:table-cell/>
          <table:table-cell office:value-type="string">
            <text:p>Lat=50,476391</text:p>
          </table:table-cell>
          <table:table-cell office:value-type="string">
            <text:p>Long=7,7399445</text:p>
          </table:table-cell>
        </table:table-row>
        <table:table-row table:style-name="ro2">
          <table:table-cell office:value-type="string">
            <text:p>17:00:4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1])" office:value-type="float" office:value="3.9">
            <text:p>3,9000000</text:p>
          </table:table-cell>
          <table:table-cell/>
          <table:table-cell office:value-type="string">
            <text:p>Lat=50,476383</text:p>
          </table:table-cell>
          <table:table-cell office:value-type="string">
            <text:p>Long=7,7399317</text:p>
          </table:table-cell>
        </table:table-row>
        <table:table-row table:style-name="ro2">
          <table:table-cell office:value-type="string">
            <text:p>17:00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2])" office:value-type="float" office:value="4">
            <text:p>4,0000000</text:p>
          </table:table-cell>
          <table:table-cell/>
          <table:table-cell office:value-type="string">
            <text:p>Lat=50,4763747</text:p>
          </table:table-cell>
          <table:table-cell office:value-type="string">
            <text:p>Long=7,7399186</text:p>
          </table:table-cell>
        </table:table-row>
        <table:table-row table:style-name="ro2">
          <table:table-cell office:value-type="string">
            <text:p>17:00:5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3])" office:value-type="float" office:value="3.9">
            <text:p>3,9000000</text:p>
          </table:table-cell>
          <table:table-cell/>
          <table:table-cell office:value-type="string">
            <text:p>Lat=50,4763665</text:p>
          </table:table-cell>
          <table:table-cell office:value-type="string">
            <text:p>Long=7,7399057</text:p>
          </table:table-cell>
        </table:table-row>
        <table:table-row table:style-name="ro2">
          <table:table-cell office:value-type="string">
            <text:p>17:00:5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4])" office:value-type="float" office:value="4">
            <text:p>4,0000000</text:p>
          </table:table-cell>
          <table:table-cell/>
          <table:table-cell office:value-type="string">
            <text:p>Lat=50,4763581</text:p>
          </table:table-cell>
          <table:table-cell office:value-type="string">
            <text:p>Long=7,7398943</text:p>
          </table:table-cell>
        </table:table-row>
        <table:table-row table:style-name="ro2">
          <table:table-cell office:value-type="string">
            <text:p>17:00:5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5])" office:value-type="float" office:value="3.9">
            <text:p>3,9000000</text:p>
          </table:table-cell>
          <table:table-cell/>
          <table:table-cell office:value-type="string">
            <text:p>Lat=50,4763498</text:p>
          </table:table-cell>
          <table:table-cell office:value-type="string">
            <text:p>Long=7,7398829</text:p>
          </table:table-cell>
        </table:table-row>
        <table:table-row table:style-name="ro2">
          <table:table-cell office:value-type="string">
            <text:p>17:00:5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6])" office:value-type="float" office:value="3.9">
            <text:p>3,9000000</text:p>
          </table:table-cell>
          <table:table-cell/>
          <table:table-cell office:value-type="string">
            <text:p>Lat=50,4763425</text:p>
          </table:table-cell>
          <table:table-cell office:value-type="string">
            <text:p>Long=7,7398715</text:p>
          </table:table-cell>
        </table:table-row>
        <table:table-row table:style-name="ro2">
          <table:table-cell office:value-type="string">
            <text:p>17:00:5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7])" office:value-type="float" office:value="3.9">
            <text:p>3,9000000</text:p>
          </table:table-cell>
          <table:table-cell/>
          <table:table-cell office:value-type="string">
            <text:p>Lat=50,4763349</text:p>
          </table:table-cell>
          <table:table-cell office:value-type="string">
            <text:p>Long=7,7398605</text:p>
          </table:table-cell>
        </table:table-row>
        <table:table-row table:style-name="ro2">
          <table:table-cell office:value-type="string">
            <text:p>17:00:5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8])" office:value-type="float" office:value="3.9">
            <text:p>3,9000000</text:p>
          </table:table-cell>
          <table:table-cell/>
          <table:table-cell office:value-type="string">
            <text:p>Lat=50,4763263</text:p>
          </table:table-cell>
          <table:table-cell office:value-type="string">
            <text:p>Long=7,73985</text:p>
          </table:table-cell>
        </table:table-row>
        <table:table-row table:style-name="ro2">
          <table:table-cell office:value-type="string">
            <text:p>17:00:5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9])" office:value-type="float" office:value="3.9">
            <text:p>3,9000000</text:p>
          </table:table-cell>
          <table:table-cell/>
          <table:table-cell office:value-type="string">
            <text:p>Lat=50,4763173</text:p>
          </table:table-cell>
          <table:table-cell office:value-type="string">
            <text:p>Long=7,7398389</text:p>
          </table:table-cell>
        </table:table-row>
        <table:table-row table:style-name="ro2">
          <table:table-cell office:value-type="string">
            <text:p>17:00:5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0])" office:value-type="float" office:value="3.9">
            <text:p>3,9000000</text:p>
          </table:table-cell>
          <table:table-cell/>
          <table:table-cell office:value-type="string">
            <text:p>Lat=50,4763066</text:p>
          </table:table-cell>
          <table:table-cell office:value-type="string">
            <text:p>Long=7,7398275</text:p>
          </table:table-cell>
        </table:table-row>
        <table:table-row table:style-name="ro2">
          <table:table-cell office:value-type="string">
            <text:p>17:00:5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1])" office:value-type="float" office:value="3.9">
            <text:p>3,9000000</text:p>
          </table:table-cell>
          <table:table-cell/>
          <table:table-cell office:value-type="string">
            <text:p>Lat=50,4762965</text:p>
          </table:table-cell>
          <table:table-cell office:value-type="string">
            <text:p>Long=7,7398151</text:p>
          </table:table-cell>
        </table:table-row>
        <table:table-row table:style-name="ro2">
          <table:table-cell office:value-type="string">
            <text:p>17:00:5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2])" office:value-type="float" office:value="3.9">
            <text:p>3,9000000</text:p>
          </table:table-cell>
          <table:table-cell/>
          <table:table-cell office:value-type="string">
            <text:p>Lat=50,4762878</text:p>
          </table:table-cell>
          <table:table-cell office:value-type="string">
            <text:p>Long=7,7398026</text:p>
          </table:table-cell>
        </table:table-row>
        <table:table-row table:style-name="ro2">
          <table:table-cell office:value-type="string">
            <text:p>17:00:5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3])" office:value-type="float" office:value="3.9">
            <text:p>3,9000000</text:p>
          </table:table-cell>
          <table:table-cell/>
          <table:table-cell office:value-type="string">
            <text:p>Lat=50,4762787</text:p>
          </table:table-cell>
          <table:table-cell office:value-type="string">
            <text:p>Long=7,7397901</text:p>
          </table:table-cell>
        </table:table-row>
        <table:table-row table:style-name="ro2">
          <table:table-cell office:value-type="string">
            <text:p>17:01:0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4])" office:value-type="float" office:value="4">
            <text:p>4,0000000</text:p>
          </table:table-cell>
          <table:table-cell/>
          <table:table-cell office:value-type="string">
            <text:p>Lat=50,4762693</text:p>
          </table:table-cell>
          <table:table-cell office:value-type="string">
            <text:p>Long=7,7397771</text:p>
          </table:table-cell>
        </table:table-row>
        <table:table-row table:style-name="ro2">
          <table:table-cell office:value-type="string">
            <text:p>17:01:0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5])" office:value-type="float" office:value="3.9">
            <text:p>3,9000000</text:p>
          </table:table-cell>
          <table:table-cell/>
          <table:table-cell office:value-type="string">
            <text:p>Lat=50,4762612</text:p>
          </table:table-cell>
          <table:table-cell office:value-type="string">
            <text:p>Long=7,7397638</text:p>
          </table:table-cell>
        </table:table-row>
        <table:table-row table:style-name="ro2">
          <table:table-cell office:value-type="string">
            <text:p>17:01:0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6])" office:value-type="float" office:value="3.9">
            <text:p>3,9000000</text:p>
          </table:table-cell>
          <table:table-cell/>
          <table:table-cell office:value-type="string">
            <text:p>Lat=50,4762535</text:p>
          </table:table-cell>
          <table:table-cell office:value-type="string">
            <text:p>Long=7,7397505</text:p>
          </table:table-cell>
        </table:table-row>
        <table:table-row table:style-name="ro2">
          <table:table-cell office:value-type="string">
            <text:p>17:01:0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7])" office:value-type="float" office:value="3.9">
            <text:p>3,9000000</text:p>
          </table:table-cell>
          <table:table-cell/>
          <table:table-cell office:value-type="string">
            <text:p>Lat=50,4762455</text:p>
          </table:table-cell>
          <table:table-cell office:value-type="string">
            <text:p>Long=7,7397363</text:p>
          </table:table-cell>
        </table:table-row>
        <table:table-row table:style-name="ro2">
          <table:table-cell office:value-type="string">
            <text:p>17:01:0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8])" office:value-type="float" office:value="4">
            <text:p>4,0000000</text:p>
          </table:table-cell>
          <table:table-cell/>
          <table:table-cell office:value-type="string">
            <text:p>Lat=50,4762373</text:p>
          </table:table-cell>
          <table:table-cell office:value-type="string">
            <text:p>Long=7,7397211</text:p>
          </table:table-cell>
        </table:table-row>
        <table:table-row table:style-name="ro2">
          <table:table-cell office:value-type="string">
            <text:p>17:01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9])" office:value-type="float" office:value="4">
            <text:p>4,0000000</text:p>
          </table:table-cell>
          <table:table-cell/>
          <table:table-cell office:value-type="string">
            <text:p>Lat=50,4762293</text:p>
          </table:table-cell>
          <table:table-cell office:value-type="string">
            <text:p>Long=7,7397069</text:p>
          </table:table-cell>
        </table:table-row>
        <table:table-row table:style-name="ro2">
          <table:table-cell office:value-type="string">
            <text:p>17:01:0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30])" office:value-type="float" office:value="3.9">
            <text:p>3,9000000</text:p>
          </table:table-cell>
          <table:table-cell/>
          <table:table-cell office:value-type="string">
            <text:p>Lat=50,4762212</text:p>
          </table:table-cell>
          <table:table-cell office:value-type="string">
            <text:p>Long=7,7396925</text:p>
          </table:table-cell>
        </table:table-row>
        <table:table-row table:style-name="ro2">
          <table:table-cell office:value-type="string">
            <text:p>17:01:0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31])" office:value-type="float" office:value="3.9">
            <text:p>3,9000000</text:p>
          </table:table-cell>
          <table:table-cell/>
          <table:table-cell office:value-type="string">
            <text:p>Lat=50,4762123</text:p>
          </table:table-cell>
          <table:table-cell office:value-type="string">
            <text:p>Long=7,7396788</text:p>
          </table:table-cell>
        </table:table-row>
        <table:table-row table:style-name="ro2">
          <table:table-cell office:value-type="string">
            <text:p>17:01:0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32])" office:value-type="float" office:value="3.9">
            <text:p>3,9000000</text:p>
          </table:table-cell>
          <table:table-cell/>
          <table:table-cell office:value-type="string">
            <text:p>Lat=50,4762123</text:p>
          </table:table-cell>
          <table:table-cell office:value-type="string">
            <text:p>Long=7,7396788</text:p>
          </table:table-cell>
        </table:table-row>
        <table:table-row table:style-name="ro2">
          <table:table-cell office:value-type="string">
            <text:p>17:01:0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33])" office:value-type="float" office:value="3.9">
            <text:p>3,9000000</text:p>
          </table:table-cell>
          <table:table-cell/>
          <table:table-cell office:value-type="string">
            <text:p>Lat=50,4762027</text:p>
          </table:table-cell>
          <table:table-cell office:value-type="string">
            <text:p>Long=7,7396645</text:p>
          </table:table-cell>
        </table:table-row>
        <table:table-row table:style-name="ro2">
          <table:table-cell office:value-type="string">
            <text:p>17:01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34])" office:value-type="float" office:value="4">
            <text:p>4,0000000</text:p>
          </table:table-cell>
          <table:table-cell/>
          <table:table-cell office:value-type="string">
            <text:p>Lat=50,4761933</text:p>
          </table:table-cell>
          <table:table-cell office:value-type="string">
            <text:p>Long=7,7396499</text:p>
          </table:table-cell>
        </table:table-row>
        <table:table-row table:style-name="ro2">
          <table:table-cell office:value-type="string">
            <text:p>17:01:1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35])" office:value-type="float" office:value="3.9">
            <text:p>3,9000000</text:p>
          </table:table-cell>
          <table:table-cell/>
          <table:table-cell office:value-type="string">
            <text:p>Lat=50,476184</text:p>
          </table:table-cell>
          <table:table-cell office:value-type="string">
            <text:p>Long=7,739635</text:p>
          </table:table-cell>
        </table:table-row>
        <table:table-row table:style-name="ro2">
          <table:table-cell office:value-type="string">
            <text:p>17:01:1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36])" office:value-type="float" office:value="3.9">
            <text:p>3,9000000</text:p>
          </table:table-cell>
          <table:table-cell/>
          <table:table-cell office:value-type="string">
            <text:p>Lat=50,476176</text:p>
          </table:table-cell>
          <table:table-cell office:value-type="string">
            <text:p>Long=7,7396196</text:p>
          </table:table-cell>
        </table:table-row>
        <table:table-row table:style-name="ro2">
          <table:table-cell office:value-type="string">
            <text:p>17:01:1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37])" office:value-type="float" office:value="3.9">
            <text:p>3,9000000</text:p>
          </table:table-cell>
          <table:table-cell/>
          <table:table-cell office:value-type="string">
            <text:p>Lat=50,4761681</text:p>
          </table:table-cell>
          <table:table-cell office:value-type="string">
            <text:p>Long=7,7396051</text:p>
          </table:table-cell>
        </table:table-row>
        <table:table-row table:style-name="ro2">
          <table:table-cell office:value-type="string">
            <text:p>17:01:1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38])" office:value-type="float" office:value="3.9">
            <text:p>3,9000000</text:p>
          </table:table-cell>
          <table:table-cell/>
          <table:table-cell office:value-type="string">
            <text:p>Lat=50,4761681</text:p>
          </table:table-cell>
          <table:table-cell office:value-type="string">
            <text:p>Long=7,739605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6:59:05">
            <text:p>16:59:05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138])" office:value-type="float" office:value="542.799999999999">
            <text:p>542,8000000</text:p>
          </table:table-cell>
          <table:table-cell table:number-columns-repeated="3"/>
        </table:table-row>
        <table:table-row table:style-name="ro2">
          <table:table-cell table:formula="of:=[.A3]" office:value-type="string" office:string-value="16:59:06">
            <text:p>16:59:06</text:p>
          </table:table-cell>
          <table:table-cell office:value-type="string">
            <text:p>Ende</text:p>
          </table:table-cell>
          <table:table-cell table:number-columns-repeated="2"/>
          <table:table-cell table:formula="of:=[.E140]/137" office:value-type="float" office:value="3.96204379562043">
            <text:p>3,9620438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2" table:number-rows-repeated="104843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7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19:56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9:27:07.37</meta:creation-date>
    <dc:date>2015-05-08T19:56:34.63</dc:date>
    <meta:editing-duration>PT29M26S</meta:editing-duration>
    <meta:editing-cycles>2</meta:editing-cycles>
    <meta:generator>OpenOffice.org/3.4.1$Win32 OpenOffice.org_project/341m1$Build-9593</meta:generator>
    <meta:document-statistic meta:table-count="4" meta:cell-count="829" meta:object-count="0"/>
  </office:meta>
</office:document-meta>
</file>